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741cm"/>
          <style:tab-stop style:position="1.72cm"/>
          <style:tab-stop style:position="2.672cm"/>
          <style:tab-stop style:position="3.678cm"/>
          <style:tab-stop style:position="4.683cm"/>
          <style:tab-stop style:position="5.768cm"/>
          <style:tab-stop style:position="6.8cm"/>
        </style:tab-stops>
      </style:paragraph-properties>
      <style:text-properties officeooo:rsid="0019d78a" officeooo:paragraph-rsid="001c9b85"/>
    </style:style>
    <style:style style:name="P2" style:family="paragraph" style:parent-style-name="Standard">
      <style:paragraph-properties>
        <style:tab-stops>
          <style:tab-stop style:position="0.741cm"/>
          <style:tab-stop style:position="1.72cm"/>
          <style:tab-stop style:position="2.672cm"/>
          <style:tab-stop style:position="3.678cm"/>
          <style:tab-stop style:position="4.683cm"/>
          <style:tab-stop style:position="5.768cm"/>
          <style:tab-stop style:position="6.8cm"/>
        </style:tab-stops>
      </style:paragraph-properties>
      <style:text-properties officeooo:rsid="0019d78a" officeooo:paragraph-rsid="0019d78a"/>
    </style:style>
    <style:style style:name="P3" style:family="paragraph" style:parent-style-name="Standard">
      <style:paragraph-properties>
        <style:tab-stops>
          <style:tab-stop style:position="0.741cm"/>
          <style:tab-stop style:position="1.72cm"/>
          <style:tab-stop style:position="2.672cm"/>
          <style:tab-stop style:position="3.678cm"/>
          <style:tab-stop style:position="4.683cm"/>
          <style:tab-stop style:position="5.768cm"/>
          <style:tab-stop style:position="6.8cm"/>
        </style:tab-stops>
      </style:paragraph-properties>
      <style:text-properties officeooo:rsid="0019d78a" officeooo:paragraph-rsid="0028836d"/>
    </style:style>
    <style:style style:name="P4" style:family="paragraph" style:parent-style-name="Standard">
      <style:paragraph-properties>
        <style:tab-stops>
          <style:tab-stop style:position="0.741cm"/>
          <style:tab-stop style:position="1.72cm"/>
          <style:tab-stop style:position="2.672cm"/>
          <style:tab-stop style:position="3.678cm"/>
          <style:tab-stop style:position="4.683cm"/>
          <style:tab-stop style:position="5.768cm"/>
          <style:tab-stop style:position="6.8cm"/>
        </style:tab-stops>
      </style:paragraph-properties>
      <style:text-properties officeooo:paragraph-rsid="001c9b85"/>
    </style:style>
    <style:style style:name="P5" style:family="paragraph" style:parent-style-name="Standard">
      <style:paragraph-properties>
        <style:tab-stops>
          <style:tab-stop style:position="0.741cm"/>
          <style:tab-stop style:position="1.72cm"/>
          <style:tab-stop style:position="2.672cm"/>
          <style:tab-stop style:position="3.678cm"/>
          <style:tab-stop style:position="4.683cm"/>
          <style:tab-stop style:position="5.768cm"/>
          <style:tab-stop style:position="6.8cm"/>
        </style:tab-stops>
      </style:paragraph-properties>
      <style:text-properties officeooo:paragraph-rsid="0028836d"/>
    </style:style>
    <style:style style:name="P6" style:family="paragraph" style:parent-style-name="DataElement">
      <style:paragraph-properties>
        <style:tab-stops>
          <style:tab-stop style:position="0.741cm"/>
          <style:tab-stop style:position="1.72cm"/>
          <style:tab-stop style:position="2.672cm"/>
          <style:tab-stop style:position="3.678cm"/>
          <style:tab-stop style:position="4.683cm"/>
          <style:tab-stop style:position="5.768cm"/>
          <style:tab-stop style:position="6.8cm"/>
        </style:tab-stops>
      </style:paragraph-properties>
    </style:style>
    <style:style style:name="P7" style:family="paragraph" style:parent-style-name="DataElement">
      <style:paragraph-properties>
        <style:tab-stops>
          <style:tab-stop style:position="0.741cm"/>
          <style:tab-stop style:position="1.72cm"/>
          <style:tab-stop style:position="2.672cm"/>
          <style:tab-stop style:position="3.678cm"/>
          <style:tab-stop style:position="4.683cm"/>
          <style:tab-stop style:position="5.768cm"/>
          <style:tab-stop style:position="6.8cm"/>
        </style:tab-stops>
      </style:paragraph-properties>
      <style:text-properties officeooo:paragraph-rsid="0019d78a"/>
    </style:style>
    <style:style style:name="P8" style:family="paragraph" style:parent-style-name="DataElement">
      <style:paragraph-properties>
        <style:tab-stops>
          <style:tab-stop style:position="0.741cm"/>
          <style:tab-stop style:position="1.72cm"/>
          <style:tab-stop style:position="2.672cm"/>
          <style:tab-stop style:position="3.678cm"/>
          <style:tab-stop style:position="4.683cm"/>
          <style:tab-stop style:position="5.768cm"/>
          <style:tab-stop style:position="6.8cm"/>
        </style:tab-stops>
      </style:paragraph-properties>
      <style:text-properties officeooo:paragraph-rsid="0028836d"/>
    </style:style>
    <style:style style:name="P9" style:family="paragraph" style:parent-style-name="Standard">
      <style:paragraph-properties>
        <style:tab-stops>
          <style:tab-stop style:position="0.741cm"/>
          <style:tab-stop style:position="1.72cm"/>
          <style:tab-stop style:position="2.672cm"/>
          <style:tab-stop style:position="3.678cm"/>
          <style:tab-stop style:position="4.683cm"/>
          <style:tab-stop style:position="5.768cm"/>
          <style:tab-stop style:position="6.8cm"/>
        </style:tab-stops>
      </style:paragraph-properties>
      <style:text-properties officeooo:rsid="001b5582"/>
    </style:style>
    <style:style style:name="P10" style:family="paragraph" style:parent-style-name="Standard">
      <style:paragraph-properties>
        <style:tab-stops>
          <style:tab-stop style:position="0.741cm"/>
          <style:tab-stop style:position="1.72cm"/>
          <style:tab-stop style:position="2.672cm"/>
          <style:tab-stop style:position="3.678cm"/>
          <style:tab-stop style:position="4.683cm"/>
          <style:tab-stop style:position="5.768cm"/>
          <style:tab-stop style:position="6.8cm"/>
        </style:tab-stops>
      </style:paragraph-properties>
      <style:text-properties officeooo:rsid="001b5582" officeooo:paragraph-rsid="001b5582"/>
    </style:style>
    <style:style style:name="P11" style:family="paragraph" style:parent-style-name="Standard">
      <style:paragraph-properties>
        <style:tab-stops>
          <style:tab-stop style:position="0.741cm"/>
          <style:tab-stop style:position="1.72cm"/>
          <style:tab-stop style:position="2.672cm"/>
          <style:tab-stop style:position="3.678cm"/>
          <style:tab-stop style:position="4.683cm"/>
          <style:tab-stop style:position="5.768cm"/>
          <style:tab-stop style:position="6.8cm"/>
        </style:tab-stops>
      </style:paragraph-properties>
      <style:text-properties officeooo:rsid="001b5582" officeooo:paragraph-rsid="001c9b85"/>
    </style:style>
    <style:style style:name="P12" style:family="paragraph" style:parent-style-name="Standard">
      <style:paragraph-properties>
        <style:tab-stops>
          <style:tab-stop style:position="0.741cm"/>
          <style:tab-stop style:position="1.72cm"/>
          <style:tab-stop style:position="2.672cm"/>
          <style:tab-stop style:position="3.678cm"/>
          <style:tab-stop style:position="4.683cm"/>
          <style:tab-stop style:position="5.768cm"/>
          <style:tab-stop style:position="6.8cm"/>
        </style:tab-stops>
      </style:paragraph-properties>
      <style:text-properties officeooo:rsid="001b5582" officeooo:paragraph-rsid="00269e62"/>
    </style:style>
    <style:style style:name="P13" style:family="paragraph" style:parent-style-name="Standard">
      <style:paragraph-properties>
        <style:tab-stops>
          <style:tab-stop style:position="0.741cm"/>
          <style:tab-stop style:position="1.72cm"/>
          <style:tab-stop style:position="2.672cm"/>
          <style:tab-stop style:position="3.678cm"/>
          <style:tab-stop style:position="4.683cm"/>
          <style:tab-stop style:position="5.768cm"/>
          <style:tab-stop style:position="6.8cm"/>
        </style:tab-stops>
      </style:paragraph-properties>
      <style:text-properties officeooo:rsid="001b5582" officeooo:paragraph-rsid="0022b040"/>
    </style:style>
    <style:style style:name="P14" style:family="paragraph" style:parent-style-name="Standard">
      <style:paragraph-properties>
        <style:tab-stops>
          <style:tab-stop style:position="0.741cm"/>
          <style:tab-stop style:position="1.72cm"/>
          <style:tab-stop style:position="2.672cm"/>
          <style:tab-stop style:position="3.678cm"/>
          <style:tab-stop style:position="4.683cm"/>
          <style:tab-stop style:position="5.768cm"/>
          <style:tab-stop style:position="6.8cm"/>
        </style:tab-stops>
      </style:paragraph-properties>
      <style:text-properties officeooo:rsid="001b5582" officeooo:paragraph-rsid="00203928"/>
    </style:style>
    <style:style style:name="P15" style:family="paragraph" style:parent-style-name="Standard">
      <style:paragraph-properties>
        <style:tab-stops>
          <style:tab-stop style:position="0.741cm"/>
          <style:tab-stop style:position="1.72cm"/>
          <style:tab-stop style:position="2.672cm"/>
          <style:tab-stop style:position="3.678cm"/>
          <style:tab-stop style:position="4.683cm"/>
          <style:tab-stop style:position="5.768cm"/>
          <style:tab-stop style:position="6.8cm"/>
        </style:tab-stops>
      </style:paragraph-properties>
      <style:text-properties officeooo:rsid="001b5582" officeooo:paragraph-rsid="001e355b"/>
    </style:style>
    <style:style style:name="P16" style:family="paragraph" style:parent-style-name="Standard">
      <style:paragraph-properties>
        <style:tab-stops>
          <style:tab-stop style:position="0.741cm"/>
          <style:tab-stop style:position="1.72cm"/>
          <style:tab-stop style:position="2.672cm"/>
          <style:tab-stop style:position="3.678cm"/>
          <style:tab-stop style:position="4.683cm"/>
          <style:tab-stop style:position="5.768cm"/>
          <style:tab-stop style:position="6.8cm"/>
        </style:tab-stops>
      </style:paragraph-properties>
      <style:text-properties officeooo:rsid="002d24be" officeooo:paragraph-rsid="002d24be"/>
    </style:style>
    <style:style style:name="P17" style:family="paragraph" style:parent-style-name="DataElement">
      <style:paragraph-properties>
        <style:tab-stops>
          <style:tab-stop style:position="0.741cm"/>
          <style:tab-stop style:position="1.72cm"/>
          <style:tab-stop style:position="2.672cm"/>
          <style:tab-stop style:position="3.678cm"/>
          <style:tab-stop style:position="4.683cm"/>
          <style:tab-stop style:position="5.768cm"/>
          <style:tab-stop style:position="6.8cm"/>
        </style:tab-stops>
      </style:paragraph-properties>
      <style:text-properties officeooo:rsid="001c40b0"/>
    </style:style>
    <style:style style:name="P18" style:family="paragraph" style:parent-style-name="DataElement">
      <style:paragraph-properties>
        <style:tab-stops>
          <style:tab-stop style:position="0.741cm"/>
          <style:tab-stop style:position="1.72cm"/>
          <style:tab-stop style:position="2.672cm"/>
          <style:tab-stop style:position="3.678cm"/>
          <style:tab-stop style:position="4.683cm"/>
          <style:tab-stop style:position="5.768cm"/>
          <style:tab-stop style:position="6.8cm"/>
        </style:tab-stops>
      </style:paragraph-properties>
      <style:text-properties officeooo:rsid="001b5582"/>
    </style:style>
    <style:style style:name="T1" style:family="text">
      <style:text-properties officeooo:rsid="001b5582"/>
    </style:style>
    <style:style style:name="T2" style:family="text">
      <style:text-properties officeooo:rsid="001c40b0"/>
    </style:style>
    <style:style style:name="T3" style:family="text">
      <style:text-properties officeooo:rsid="001c9b85"/>
    </style:style>
    <style:style style:name="T4" style:family="text">
      <style:text-properties officeooo:rsid="0024e446"/>
    </style:style>
    <style:style style:name="T5" style:family="text">
      <style:text-properties officeooo:rsid="0026756d"/>
    </style:style>
    <style:style style:name="T6" style:family="text">
      <style:text-properties officeooo:rsid="0028836d"/>
    </style:style>
    <style:style style:name="T7" style:family="text">
      <style:text-properties officeooo:rsid="002be4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older: datasets <text:span text:style-name="T2">(x1)</text:span></text:p>
      <text:p text:style-name="P6"><text:tab/>Folder: {DataSetId} <text:span text:style-name="T2">(xN)</text:span></text:p>
      <text:p text:style-name="P6"><text:tab/><text:tab/>File: set<text:span text:style-name="T7">tings</text:span> <text:span text:style-name="T2">(x1)</text:span></text:p>
      <text:p text:style-name="P4"><text:tab/><text:tab/><text:span text:style-name="T7">Config file (???)</text:span></text:p>
      <text:p text:style-name="P1"><text:tab/><text:tab/><text:tab/>Name={DataSetName}</text:p>
      <text:p text:style-name="P6"><text:tab/><text:tab/><text:span text:style-name="T2">Folder: refgenome</text:span></text:p>
      <text:p text:style-name="P17"><text:tab/><text:tab/><text:tab/>File: setup (x1)</text:p>
      <text:p text:style-name="P5"><text:tab/><text:tab/><text:tab/><text:span text:style-name="T3">Setup config file (???)</text:span></text:p>
      <text:p text:style-name="P3"><text:tab/><text:tab/><text:tab/><text:tab/>AnnotMaxViewportSize=[Value in mbases]</text:p>
      <text:p text:style-name="P3"><text:tab/><text:tab/><text:tab/><text:tab/>RefSequenceSumm=<text:span text:style-name="T6">true/false</text:span></text:p>
      <text:p text:style-name="P8"><text:tab/><text:tab/><text:tab/>File: chromosomes <text:span text:style-name="T2">(x0,1)</text:span></text:p>
      <text:p text:style-name="P2"><text:tab/><text:tab/><text:tab/>No header. <text:span text:style-name="T1">Lines:</text:span></text:p>
      <text:p text:style-name="P2"><text:tab/><text:tab/><text:tab/>{ChromosomeId}\t{Length(mb)}</text:p>
      <text:p text:style-name="P6"><text:tab/><text:tab/><text:tab/>File: annotation.<text:span text:style-name="T4">gff</text:span> <text:span text:style-name="T2">(x0,1)</text:span></text:p>
      <text:p text:style-name="P2"><text:tab/><text:tab/><text:tab/>Reference genome annotation (GFF format)</text:p>
      <text:p text:style-name="P6"><text:tab/><text:tab/><text:tab/>File: refsequence.<text:span text:style-name="T5">fa</text:span> <text:span text:style-name="T2">(x0,1)</text:span></text:p>
      <text:p text:style-name="P2"><text:tab/><text:tab/><text:tab/>Reference genome sequence (FASTA fo<text:span text:style-name="T4">r</text:span>mat)</text:p>
      <text:p text:style-name="P7"><text:tab/><text:tab/><text:tab/><text:span text:style-name="T1">File: externallinks</text:span></text:p>
      <text:p text:style-name="P10"><text:tab/><text:tab/><text:tab/>No header. Lines:</text:p>
      <text:p text:style-name="P10"><text:tab/><text:tab/><text:tab/>{LinkType}\t{LinkName}\t{LinkUrl}</text:p>
      <text:p text:style-name="P10"><text:tab/><text:tab/><text:tab/>Possible {LinkType} values:</text:p>
      <text:p text:style-name="P10"><text:tab/><text:tab/><text:tab/>annotation_gene. {LinkUrl} should contain {id}</text:p>
      <text:p text:style-name="P18"><text:tab/><text:tab/><text:tab/>Folder: summaryvalues (x1)</text:p>
      <text:p text:style-name="P18"><text:tab/><text:tab/><text:tab/><text:tab/>Folder: {SummaryValueId} (xN)</text:p>
      <text:p text:style-name="P18"><text:tab/><text:tab/><text:tab/><text:tab/><text:tab/>File: values (x1)</text:p>
      <text:p text:style-name="P9"><text:tab/><text:tab/><text:tab/><text:tab/><text:tab/>Data file with values to be summarised. Format: see ???</text:p>
      <text:p text:style-name="P18"><text:tab/><text:tab/><text:tab/><text:tab/><text:tab/>File: settings (x1)</text:p>
      <text:p text:style-name="P9"><text:tab/><text:tab/><text:tab/><text:tab/><text:tab/>Config file (???)</text:p>
      <text:p text:style-name="P9"><text:tab/><text:tab/><text:tab/><text:tab/><text:tab/><text:tab/>DataTableId={DataTableId}</text:p>
      <text:p text:style-name="P9"><text:tab/><text:tab/><text:tab/><text:tab/><text:tab/><text:tab/>Name={Name}</text:p>
      <text:p text:style-name="P9"><text:tab/><text:tab/><text:tab/><text:tab/><text:tab/><text:tab/>Order={OrderValue}</text:p>
      <text:p text:style-name="P9"><text:tab/><text:tab/><text:tab/><text:tab/><text:tab/><text:tab/>ChannelColor=RGB string</text:p>
      <text:p text:style-name="P18"><text:tab/><text:tab/>Folder: datatables (x1)</text:p>
      <text:p text:style-name="P18"><text:tab/><text:tab/><text:tab/>Folder: {DataTableId} (x N)</text:p>
      <text:p text:style-name="P18"><text:tab/><text:tab/><text:tab/><text:tab/>File: settings (x1)</text:p>
      <text:p text:style-name="P4"><text:tab/><text:tab/><text:tab/><text:tab/><text:span text:style-name="T7">Config file (???)</text:span></text:p>
      <text:p text:style-name="P11"><text:tab/><text:tab/><text:tab/><text:tab/><text:tab/>NameSingle={Name}</text:p>
      <text:p text:style-name="P12"><text:tab/><text:tab/><text:tab/><text:tab/><text:tab/>NamePlural={Name}</text:p>
      <text:p text:style-name="P12"><text:tab/><text:tab/><text:tab/><text:tab/><text:tab/>PrimKey={PrimaryKeyPropId}</text:p>
      <text:p text:style-name="P11"><text:tab/><text:tab/><text:tab/><text:tab/><text:tab/>IsPositionOnGenome=true/false</text:p>
      <text:p text:style-name="P11"><text:tab/><text:tab/><text:tab/><text:tab/><text:tab/>FetchRecordCount=true/false</text:p>
      <text:p text:style-name="P11"><text:tab/><text:tab/><text:tab/><text:tab/><text:tab/>QuickFindFields=[{PropId},]xN</text:p>
      <text:p text:style-name="P13"><text:tab/><text:tab/><text:tab/><text:tab/><text:tab/>GenomeMaxViewportSizeX=Value (bases)</text:p>
      <text:p text:style-name="P18"><text:tab/><text:tab/><text:tab/><text:tab/>Folder: properties (x1)</text:p>
      <text:p text:style-name="P18"><text:tab/><text:tab/><text:tab/><text:tab/><text:tab/>File: {PropId} (xN)</text:p>
      <text:p text:style-name="P9"><text:tab/><text:tab/><text:tab/><text:tab/><text:tab/>Config file (???)</text:p>
      <text:p text:style-name="P13"><text:tab/><text:tab/><text:tab/><text:tab/><text:tab/><text:tab/>DataType</text:p>
      <text:p text:style-name="P13"><text:tab/><text:tab/><text:tab/><text:tab/><text:tab/><text:tab/>Name</text:p>
      <text:p text:style-name="P13"><text:tab/><text:tab/><text:tab/><text:tab/><text:tab/><text:tab/>Order</text:p>
      <text:p text:style-name="P14"><text:tab/><text:tab/><text:tab/><text:tab/><text:tab/><text:tab/>IsCategorical=yes/no</text:p>
      <text:p text:style-name="P14"><text:tab/><text:tab/><text:tab/><text:tab/><text:tab/><text:tab/>decimDigits=int</text:p>
      <text:p text:style-name="P11"><text:soft-page-break/><text:tab/><text:tab/><text:tab/><text:tab/><text:tab/><text:tab/>minval=float</text:p>
      <text:p text:style-name="P11"><text:tab/><text:tab/><text:tab/><text:tab/><text:tab/><text:tab/>maxval<text:tab/>=float</text:p>
      <text:p text:style-name="P11"><text:tab/><text:tab/><text:tab/><text:tab/><text:tab/><text:tab/>showInTable=true/false</text:p>
      <text:p text:style-name="P11"><text:tab/><text:tab/><text:tab/><text:tab/><text:tab/><text:tab/>showInBrowser=boolean</text:p>
      <text:p text:style-name="P11"><text:tab/><text:tab/><text:tab/><text:tab/><text:tab/><text:tab/>connectLines=boolean</text:p>
      <text:p text:style-name="P16"><text:tab/><text:tab/><text:tab/><text:tab/><text:tab/><text:tab/>categoryColors=value-color dict</text:p>
      <text:p text:style-name="P18"><text:tab/><text:tab/><text:tab/><text:tab/>File: data (x1)</text:p>
      <text:p text:style-name="P15"><text:tab/><text:tab/><text:tab/><text:tab/>Tab-delimited files with a line for each item, and a column</text:p>
      <text:p text:style-name="P15"><text:tab/><text:tab/><text:tab/><text:tab/>for each property. Header has {PropId}'s.</text:p>
      <text:p text:style-name="P18"><text:tab/><text:tab/><text:tab/><text:tab/>Folder: summaryvalues (x0,1)</text:p>
      <text:p text:style-name="P18"><text:tab/><text:tab/><text:tab/><text:tab/><text:tab/>File: {TrackId} (xN)<text:tab/><text:tab/><text:tab/><text:tab/><text:tab/></text:p>
      <text:p text:style-name="P9"><text:tab/><text:tab/><text:tab/><text:tab/><text:tab/>Config file (???)</text:p>
      <text:p text:style-name="P9"><text:tab/><text:tab/><text:tab/><text:tab/><text:tab/><text:tab/>Name=string</text:p>
      <text:p text:style-name="P9"><text:tab/><text:tab/><text:tab/><text:tab/><text:tab/><text:tab/>MinVal=float</text:p>
      <text:p text:style-name="P9"><text:tab/><text:tab/><text:tab/><text:tab/><text:tab/><text:tab/>MaxVal=float</text:p>
      <text:p text:style-name="P9"><text:tab/><text:tab/><text:tab/><text:tab/><text:tab/><text:tab/>MinBlockSize=int</text:p>
      <text:p text:style-name="P9"><text:tab/><text:tab/><text:tab/><text:tab/><text:tab/><text:tab/>channelColor=RGB string</text:p>
      <text:p text:style-name="P9"><text:tab/><text:tab/><text:tab/><text:tab/><text:tab/><text:tab/>defaultVisible=true/false</text:p>
      <text:p text:style-name="P9"><text:tab/><text:tab/><text:tab/><text:tab/><text:tab/><text:tab/>Location=path of data file containing {ItemId}</text:p>
      <text:p text:style-name="P18"><text:tab/><text:tab/>Folder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ataElement" style:family="paragraph" style:parent-style-name="Standard" style:class="text">
      <style:text-properties fo:font-size="13pt" fo:font-weight="bold" officeooo:rsid="0019d78a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Vauterin</meta:initial-creator>
    <meta:creation-date>2013-11-25T09:24:24.961092180</meta:creation-date>
    <dc:date>2013-11-26T15:07:54.377489798</dc:date>
    <dc:creator>Paul Vauterin</dc:creator>
    <meta:editing-duration>PT1H42M36S</meta:editing-duration>
    <meta:editing-cycles>17</meta:editing-cycles>
    <meta:generator>LibreOffice/4.1.2.3$Linux_X86_64 LibreOffice_project/410m0$Build-3</meta:generator>
    <meta:document-statistic meta:table-count="0" meta:image-count="0" meta:object-count="0" meta:page-count="2" meta:paragraph-count="71" meta:word-count="179" meta:character-count="1948" meta:non-whitespace-character-count="1525"/>
  </office:meta>
</office:document-meta>
</file>